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Normal" style:family="paragraph">
      <style:paragraph-properties fo:break-before="page"/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Normal" style:family="paragraph">
      <style:paragraph-properties fo:break-before="page"/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paragraph-properties fo:text-indent="0.4923in"/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paragraph-properties fo:text-indent="0.4923in"/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paragraph-properties fo:text-indent="0.4923in"/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Normal" style:family="paragraph">
      <style:paragraph-properties fo:break-before="page"/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paragraph-properties fo:text-indent="0.4923in"/>
      <style:text-properties fo:language="en" fo:country="US"/>
    </style:style>
    <style:style style:name="P154" style:parent-style-name="Standard" style:family="paragraph">
      <style:paragraph-properties fo:text-indent="0.4923in"/>
      <style:text-properties fo:language="en" fo:country="US"/>
    </style:style>
    <style:style style:name="P155" style:parent-style-name="Standard" style:family="paragraph">
      <style:paragraph-properties fo:text-indent="0.4923in"/>
      <style:text-properties fo:language="en" fo:country="US"/>
    </style:style>
    <style:style style:name="P156" style:parent-style-name="Standard" style:family="paragraph">
      <style:paragraph-properties fo:text-indent="0.4923in"/>
      <style:text-properties fo:language="en" fo:country="US"/>
    </style:style>
    <style:style style:name="P157" style:parent-style-name="Standard" style:family="paragraph">
      <style:paragraph-properties fo:text-indent="0.4923in"/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T169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1)<text:s/><text:tab/>git branch nuevaRama</text:p>
      <text:p text:style-name="P2"><text:tab/>git commit -m ‘commit con master’</text:p>
      <text:p text:style-name="P3"><text:tab/>git checkout nuevaRama</text:p>
      <text:p text:style-name="P4"><text:tab/>git commit -m ‘commit con nuevaRama’</text:p>
      <text:p text:style-name="P5"><text:tab/>git checkout master</text:p>
      <text:p text:style-name="P6"><text:tab/>git merge</text:p>
      <text:p text:style-name="P7"><text:tab/></text:p>
      <text:p text:style-name="P8">2)<text:tab/>git branch nuevaRama</text:p>
      <text:p text:style-name="P9"><text:tab/>git commit -m ‘commit con master’</text:p>
      <text:p text:style-name="P10"><text:tab/>git checkout<text:s/>nuevaRama</text:p>
      <text:p text:style-name="P11"><text:tab/>git commit -m ‘commit con nuevaRama’</text:p>
      <text:p text:style-name="P12"><text:tab/>git commit -m ‘commit 2 con nuevaRama’</text:p>
      <text:p text:style-name="P13"><text:tab/>git checkout c3</text:p>
      <text:p text:style-name="P14"/>
      <text:p text:style-name="P15">3)<text:tab/>git<text:s/>branch nuevaRama</text:p>
      <text:p text:style-name="P16"><text:tab/>Git commit</text:p>
      <text:p text:style-name="P17"><text:tab/>Git checkout nuevaRama</text:p>
      <text:p text:style-name="P18"><text:tab/>Git<text:s/>commit</text:p>
      <text:p text:style-name="P19"><text:tab/>Git commit</text:p>
      <text:p text:style-name="P20"><text:tab/>Git checkout master</text:p>
      <text:p text:style-name="P21"><text:tab/>Git rebase c4</text:p>
      <text:p text:style-name="P22"/>
      <text:p text:style-name="P23">4)<text:tab/>git branch nuevaRama</text:p>
      <text:p text:style-name="P24"><text:tab/>Git commit</text:p>
      <text:p text:style-name="P25"><text:tab/>Git commit</text:p>
      <text:p text:style-name="P26"><text:tab/>Git checkout master</text:p>
      <text:p text:style-name="P27"><text:tab/>Git commit</text:p>
      <text:p text:style-name="P28"><text:tab/>Git commit</text:p>
      <text:p text:style-name="P29"><text:tab/>Git merge<text:tab/></text:p>
      <text:p text:style-name="P30"><text:tab/>Git checkout nuevaRama</text:p>
      <text:p text:style-name="P31"><text:tab/>Git reset c0</text:p>
      <text:p text:style-name="P32"><text:tab/></text:p>
      <text:p text:style-name="P33">5)<text:tab/>git branch n1</text:p>
      <text:p text:style-name="P34"><text:tab/>Git branch n2</text:p>
      <text:p text:style-name="P35"><text:tab/>Git commit<text:s/></text:p>
      <text:p text:style-name="P36"><text:tab/>Git checkout n1</text:p>
      <text:p text:style-name="P37"><text:tab/>Git commit</text:p>
      <text:p text:style-name="P38"><text:tab/>Git checkout n2</text:p>
      <text:p text:style-name="P39"><text:tab/>Git commit</text:p>
      <text:p text:style-name="P40"><text:tab/>Git checkout c1</text:p>
      <text:p text:style-name="P41"/>
      <text:p text:style-name="P42"/>
      <text:soft-page-break/>
      <text:p text:style-name="P43">6)<text:tab/>git branch n1</text:p>
      <text:p text:style-name="P44"><text:tab/>Git branch n2</text:p>
      <text:p text:style-name="P45"><text:tab/>Git branch n3</text:p>
      <text:p text:style-name="P46"><text:tab/>Git commit</text:p>
      <text:p text:style-name="P47"><text:tab/>Git checkout n1</text:p>
      <text:p text:style-name="P48"><text:tab/>Git commit</text:p>
      <text:p text:style-name="P49"><text:tab/>Git checkout n2</text:p>
      <text:p text:style-name="P50"><text:tab/>Git commit</text:p>
      <text:p text:style-name="P51"><text:tab/>Git checkout n3</text:p>
      <text:p text:style-name="P52"><text:tab/>Git commit</text:p>
      <text:p text:style-name="P53"><text:tab/>Git reset c3</text:p>
      <text:p text:style-name="P54"><text:tab/>Git checkout n2</text:p>
      <text:p text:style-name="P55"><text:tab/>Git reset c2</text:p>
      <text:p text:style-name="P56"/>
      <text:p text:style-name="P57">7)<text:tab/>git branch n1</text:p>
      <text:p text:style-name="P58"><text:tab/>Git commit<text:s/></text:p>
      <text:p text:style-name="P59"><text:tab/>Git commit</text:p>
      <text:p text:style-name="P60"><text:tab/>Git commit</text:p>
      <text:p text:style-name="P61"><text:tab/>Git checkout n1</text:p>
      <text:p text:style-name="P62"><text:tab/>Git commit</text:p>
      <text:p text:style-name="P63"><text:tab/>Git checkout master</text:p>
      <text:p text:style-name="P64"><text:tab/>Git rebase n1</text:p>
      <text:p text:style-name="P65"/>
      <text:p text:style-name="P66">8)<text:tab/>git branch n1</text:p>
      <text:p text:style-name="P67"><text:tab/>Git commit</text:p>
      <text:p text:style-name="P68"><text:tab/>Git commit</text:p>
      <text:p text:style-name="P69"><text:tab/>Git commit</text:p>
      <text:p text:style-name="P70"><text:tab/>Git checkout n1</text:p>
      <text:p text:style-name="P71"><text:tab/>Git commit</text:p>
      <text:p text:style-name="P72"><text:tab/>Git checkout master</text:p>
      <text:p text:style-name="P73"><text:tab/>Git merge c5</text:p>
      <text:p text:style-name="P74"/>
      <text:p text:style-name="P75">9)<text:tab/>git branch n1</text:p>
      <text:p text:style-name="P76"><text:tab/>Git branch n2<text:s/></text:p>
      <text:p text:style-name="P77"><text:tab/>Git checkout n1</text:p>
      <text:p text:style-name="P78"><text:tab/>Git commit</text:p>
      <text:p text:style-name="P79"><text:tab/>Git checkout n2</text:p>
      <text:p text:style-name="P80"><text:tab/>Git commit</text:p>
      <text:p text:style-name="P81"><text:tab/>Git checkout master</text:p>
      <text:p text:style-name="P82"><text:tab/>Git commit</text:p>
      <text:p text:style-name="P83"><text:tab/>Git checkout c1</text:p>
      <text:p text:style-name="P84"/>
      <text:p text:style-name="P85">10)<text:tab/>git clone</text:p>
      <text:p text:style-name="P86"/>
      <text:p text:style-name="P87"/>
      <text:soft-page-break/>
      <text:p text:style-name="P88">11)<text:tab/>git branch uno</text:p>
      <text:p text:style-name="P89"><text:tab/>Git branch dos</text:p>
      <text:p text:style-name="P90"><text:tab/>Git branch tres</text:p>
      <text:p text:style-name="P91"><text:tab/>Git commit</text:p>
      <text:p text:style-name="P92"><text:tab/>Git commit</text:p>
      <text:p text:style-name="P93"><text:tab/>Git commit</text:p>
      <text:p text:style-name="P94"><text:tab/>Git commit</text:p>
      <text:p text:style-name="P95"><text:tab/>Git checkout uno</text:p>
      <text:p text:style-name="P96"><text:tab/>Git revert c4</text:p>
      <text:p text:style-name="P97"><text:tab/>Git revert c3</text:p>
      <text:p text:style-name="P98"><text:tab/>Git revert c2</text:p>
      <text:p text:style-name="P99"><text:tab/>Git checkout dos</text:p>
      <text:p text:style-name="P100"><text:tab/>Git revert c5</text:p>
      <text:p text:style-name="P101"><text:tab/>Git revert c4</text:p>
      <text:p text:style-name="P102"><text:tab/>Git revert c3</text:p>
      <text:p text:style-name="P103"><text:tab/>Git revert c2</text:p>
      <text:p text:style-name="P104"><text:tab/>Git checkout tres</text:p>
      <text:p text:style-name="P105"><text:tab/>Git reset c2</text:p>
      <text:p text:style-name="P106"/>
      <text:p text:style-name="P107">12)<text:tab/>git branch n1</text:p>
      <text:p text:style-name="P108"><text:tab/>Git branch n2</text:p>
      <text:p text:style-name="P109"><text:tab/>Git checkout n2</text:p>
      <text:p text:style-name="P110"><text:tab/>Git commit</text:p>
      <text:p text:style-name="P111"><text:tab/>Git commit</text:p>
      <text:p text:style-name="P112"><text:tab/>Git checkout master</text:p>
      <text:p text:style-name="P113"><text:tab/>Git commit</text:p>
      <text:p text:style-name="P114"><text:tab/>Git checkout n2</text:p>
      <text:p text:style-name="P115"><text:tab/>Git revert c3</text:p>
      <text:p text:style-name="P116"><text:tab/>Git checkout master</text:p>
      <text:p text:style-name="P117"><text:tab/>Git merge n2</text:p>
      <text:p text:style-name="P118"><text:tab/>Git checkout n2</text:p>
      <text:p text:style-name="P119"><text:tab/>Git reset c2</text:p>
      <text:p text:style-name="P120"/>
      <text:p text:style-name="P121">13)<text:tab/></text:p>
      <text:p text:style-name="P122"/>
      <text:p text:style-name="P123">14)<text:tab/>git branch uno</text:p>
      <text:p text:style-name="P124">git tag v0</text:p>
      <text:p text:style-name="P125"><text:tab/>git checkout uno</text:p>
      <text:p text:style-name="P126"><text:tab/>git commit</text:p>
      <text:p text:style-name="P127">git tag v1</text:p>
      <text:p text:style-name="P128"><text:tab/>git commit</text:p>
      <text:p text:style-name="P129"><text:tab/>git checkout master</text:p>
      <text:p text:style-name="P130">git merge c2</text:p>
      <text:p text:style-name="P131"><text:tab/>git checkout c2</text:p>
      <text:p text:style-name="P132"/>
      <text:p text:style-name="P133"/>
      <text:soft-page-break/>
      <text:p text:style-name="P134">15)<text:tab/>git branch uno</text:p>
      <text:p text:style-name="P135"><text:tab/>Git branch dos</text:p>
      <text:p text:style-name="P136"><text:tab/>Git branch tres</text:p>
      <text:p text:style-name="P137"><text:tab/>Git checkout uno</text:p>
      <text:p text:style-name="P138"><text:tab/>Git commit</text:p>
      <text:p text:style-name="P139"><text:tab/>Git checkout dos</text:p>
      <text:p text:style-name="P140"><text:tab/>Git commit</text:p>
      <text:p text:style-name="P141"><text:tab/>Git commit</text:p>
      <text:p text:style-name="P142"><text:tab/>Git checkout tres</text:p>
      <text:p text:style-name="P143"><text:tab/>Git commit</text:p>
      <text:p text:style-name="P144"><text:tab/>Git commit</text:p>
      <text:p text:style-name="P145"><text:tab/>Git commit</text:p>
      <text:p text:style-name="P146"><text:tab/>Git checkout master</text:p>
      <text:p text:style-name="P147"><text:tab/>Git commit</text:p>
      <text:p text:style-name="P148"><text:tab/>Git checkout uno</text:p>
      <text:p text:style-name="P149"><text:tab/>Git rebase master</text:p>
      <text:p text:style-name="P150"><text:tab/>Git checkout dos</text:p>
      <text:p text:style-name="P151"><text:tab/>Git rebase uno</text:p>
      <text:p text:style-name="P152"><text:tab/>Git checkout tres</text:p>
      <text:p text:style-name="P153">Git rebase dos</text:p>
      <text:p text:style-name="P154">Git checkout master</text:p>
      <text:p text:style-name="P155">Git reset tres</text:p>
      <text:p text:style-name="P156">Git clone</text:p>
      <text:p text:style-name="P157"/>
      <text:p text:style-name="P158">16)<text:tab/>git tag v0 c0</text:p>
      <text:p text:style-name="P159"><text:tab/>Git branch uno</text:p>
      <text:p text:style-name="P160"><text:tab/>Git commit</text:p>
      <text:p text:style-name="P161"><text:tab/>Git checkout uno</text:p>
      <text:p text:style-name="P162"><text:tab/>Git commit</text:p>
      <text:p text:style-name="P163"><text:tab/>Git tag v1</text:p>
      <text:p text:style-name="P164"><text:tab/>Git<text:s/>branch dos</text:p>
      <text:p text:style-name="P165"><text:tab/>Git commit</text:p>
      <text:p text:style-name="P166"><text:tab/>Git checkout dos</text:p>
      <text:p text:style-name="P167"><text:tab/>Git commit</text:p>
      <text:p text:style-name="P168"><text:tab/>Git commit</text:p>
      <text:p text:style-name="Standard"><text:span text:style-name="T169"><text:tab/>Git comm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A DÍAZ CHEUNG</dc:creator>
    <meta:creation-date>2020-02-24T20:32:00Z</meta:creation-date>
    <dc:date>2020-02-28T18:49:00Z</dc:date>
    <meta:template xlink:href="Normal" xlink:type="simple"/>
    <meta:editing-cycles>11</meta:editing-cycles>
    <meta:editing-duration>PT12600S</meta:editing-duration>
    <meta:document-statistic meta:page-count="4" meta:paragraph-count="4" meta:word-count="380" meta:character-count="2466" meta:row-count="17" meta:non-whitespace-character-count="2090"/>
  </office:meta>
</office:document-meta>
</file>